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. Cahier des Charges : EMSI RH Manager</text:h>
      <text:h text:style-name="Heading_20_2" text:outline-level="2">1. Contexte du Projet</text:h>
      <text:p text:style-name="Text_20_body">L'École Marocaine des Sciences de l'Ingénieur (EMSI) souhaite moderniser son système de gestion interne des ressources humaines. Le passage d'un système basé sur des fichiers plats (CSV) vers une architecture <text:span text:style-name="T1">Client-Serveur</text:span> avec une base de données <text:span text:style-name="T1">MySQL</text:span> est au cœur de cette évolution.</text:p>
      <text:h text:style-name="Heading_20_2" text:outline-level="2">2. Objectifs Fonctionnels</text:h>
      <text:p text:style-name="Text_20_body">L'application se divise en deux modules principaux :</text:p>
      <text:h text:style-name="Heading_20_3" text:outline-level="3">A. Module Administration (Back-Office)</text:h>
      <text:list xml:id="list85938377" text:style-name="L1">
        <text:list-item>
          <text:p text:style-name="P1"><text:span text:style-name="T1">Authentification sécurisée</text:span> : Accès réservé via identifiants cryptés.</text:p>
        </text:list-item>
        <text:list-item>
          <text:p text:style-name="P1"><text:span text:style-name="T1">Gestion du Personnel (CRUD)</text:span> : Création, lecture, mise à jour et suppression des fiches employés.</text:p>
        </text:list-item>
        <text:list-item>
          <text:p text:style-name="P1"><text:span text:style-name="T1">Pilotage par Tâches</text:span> : Capacité d'assigner des directives de travail à chaque employé de manière individuelle.</text:p>
        </text:list-item>
      </text:list>
      <text:h text:style-name="Heading_20_3" text:outline-level="3">B. Module Employé (Front-Office)</text:h>
      <text:list xml:id="list781847196" text:style-name="L2">
        <text:list-item>
          <text:p text:style-name="P2"><text:span text:style-name="T1">Auto-Inscription</text:span> : Création de compte liée à une vérification d'ID employé pré-existant.</text:p>
        </text:list-item>
        <text:list-item>
          <text:p text:style-name="P2"><text:span text:style-name="T1">Consultation de Profil</text:span> : Accès aux données de poste, salaire et évaluation de performance.</text:p>
        </text:list-item>
        <text:list-item>
          <text:p text:style-name="P2"><text:span text:style-name="T1">Boîte de Réception</text:span> : Consultation des tâches et messages envoyés par l'administration.</text:p>
        </text:list-item>
      </text:list>
      <text:h text:style-name="Heading_20_2" text:outline-level="2">3. Spécifications Techniques</text:h>
      <text:list xml:id="list3899677751" text:style-name="L3">
        <text:list-item>
          <text:p text:style-name="P3"><text:span text:style-name="T1">Langage :</text:span> Java 21+ (Maven).</text:p>
        </text:list-item>
        <text:list-item>
          <text:p text:style-name="P3"><text:span text:style-name="T1">Interface :</text:span> JavaFX 21 avec styles CSS avancés (DropShadow, Flat Design).</text:p>
        </text:list-item>
        <text:list-item>
          <text:p text:style-name="P3"><text:span text:style-name="T1">Base de Données :</text:span> MySQL 9.5 (Relationnelle).</text:p>
        </text:list-item>
        <text:list-item>
          <text:p text:style-name="P3"><text:span text:style-name="T1">Sécurité :</text:span> Hachage unidirectionnel <text:span text:style-name="T1">BCrypt</text:span> (Bibliothèque <text:span text:style-name="Source_20_Text">jbcrypt</text:span>).</text:p>
        </text:list-item>
        <text:list-item>
          <text:p text:style-name="P3"><text:span text:style-name="T1">Architecture :</text:span> Pattern <text:span text:style-name="T1">DAO</text:span> (Data Access Object) pour une séparation stricte entre la logique métier et l'accès aux données.</text:p>
        </text:list-item>
      </text:list>
      <text:h text:style-name="Heading_20_2" text:outline-level="2">4. Modélisation (Diagrammes)</text:h>
      <text:h text:style-name="Heading_20_3" text:outline-level="3">1. Diagramme de Cas d'Utilisation</text:h>
      <text:list xml:id="list804600744" text:style-name="L4">
        <text:list-item>
          <text:p text:style-name="P4"><text:span text:style-name="T1">Acteur Admin :</text:span> Gère les employés, envoie des tâches.</text:p>
        </text:list-item>
        <text:list-item>
          <text:p text:style-name="P4"><text:span text:style-name="T1">Acteur Employé :</text:span> S'inscrit, consulte ses infos, lit ses messages.</text:p>
        </text:list-item>
      </text:list>
      <text:h text:style-name="Heading_20_3" text:outline-level="3"><text:soft-page-break/>2. Diagramme de Classes (Architecture DAO)</text:h>
      <text:list xml:id="list1696804864" text:style-name="L5">
        <text:list-item>
          <text:p text:style-name="P5"><text:span text:style-name="T1">Modèles :</text:span> <text:span text:style-name="Source_20_Text">User</text:span>, <text:span text:style-name="Source_20_Text">Employe</text:span>, <text:span text:style-name="Source_20_Text">Tache</text:span>.</text:p>
        </text:list-item>
        <text:list-item>
          <text:p text:style-name="P5"><text:span text:style-name="T1">DAO :</text:span> <text:span text:style-name="Source_20_Text">UserDAO</text:span>, <text:span text:style-name="Source_20_Text">EmployeeDAO</text:span>, <text:span text:style-name="Source_20_Text">TacheDAO</text:span> (méthodes <text:span text:style-name="Source_20_Text">findById</text:span>, <text:span text:style-name="Source_20_Text">save</text:span>, <text:span text:style-name="Source_20_Text">loadAll</text:span>).</text:p>
        </text:list-item>
      </text:list>
      <text:h text:style-name="Heading_20_3" text:outline-level="3">3. Schéma Relationnel (Base de Données)</text:h>
      <text:list xml:id="list4082548110" text:style-name="L6">
        <text:list-item>
          <text:p text:style-name="P6">Relation 1:N entre <text:span text:style-name="Source_20_Text">employees</text:span> et <text:span text:style-name="Source_20_Text">users</text:span> (un employé a un compte).</text:p>
        </text:list-item>
        <text:list-item>
          <text:p text:style-name="P6">Relation 1:N entre <text:span text:style-name="Source_20_Text">employees</text:span> et <text:span text:style-name="Source_20_Text">taches</text:span> (un employé reçoit plusieurs tâches).</text:p>
        </text:list-item>
      </text:list>
      <text:h text:style-name="Heading_20_1" text:outline-level="1">II. Script SQL de la Base de Données</text:h>
      <text:p text:style-name="Text_20_body">Ce script crée la base de données <text:span text:style-name="Source_20_Text">emsi_db</text:span>, les tables nécessaires et insère les premières données de test (Admin).</text:p>
      <text:p text:style-name="Text_20_body">SQL</text:p>
      <text:p text:style-name="Preformatted_20_Text"><text:span text:style-name="Source_20_Text">-- 1. Création de la base de données</text:span></text:p>
      <text:p text:style-name="Preformatted_20_Text"><text:span text:style-name="Source_20_Text">CREATE DATABASE IF NOT EXISTS emsi_db;</text:span></text:p>
      <text:p text:style-name="Preformatted_20_Text"><text:span text:style-name="Source_20_Text">USE emsi_db;</text:span></text:p>
      <text:p text:style-name="Preformatted_20_Text"/>
      <text:p text:style-name="Preformatted_20_Text"><text:span text:style-name="Source_20_Text">-- 2. Table des employés (Table parente)</text:span></text:p>
      <text:p text:style-name="Preformatted_20_Text"><text:span text:style-name="Source_20_Text">CREATE TABLE IF NOT EXISTS employees (</text:span></text:p>
      <text:p text:style-name="Preformatted_20_Text"><text:span text:style-name="Source_20_Text"><text:s text:c="4"/>id INT PRIMARY KEY,</text:span></text:p>
      <text:p text:style-name="Preformatted_20_Text"><text:span text:style-name="Source_20_Text"><text:s text:c="4"/>nom VARCHAR(100) NOT NULL,</text:span></text:p>
      <text:p text:style-name="Preformatted_20_Text"><text:span text:style-name="Source_20_Text"><text:s text:c="4"/>prenom VARCHAR(100) NOT NULL,</text:span></text:p>
      <text:p text:style-name="Preformatted_20_Text"><text:span text:style-name="Source_20_Text"><text:s text:c="4"/>poste VARCHAR(100),</text:span></text:p>
      <text:p text:style-name="Preformatted_20_Text"><text:span text:style-name="Source_20_Text"><text:s text:c="4"/>salaire DOUBLE DEFAULT 0.0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-- 3. Table des utilisateurs (Sécurité &amp; Authentification)</text:span></text:p>
      <text:p text:style-name="Preformatted_20_Text"><text:span text:style-name="Source_20_Text">CREATE TABLE IF NOT EXISTS users (</text:span></text:p>
      <text:p text:style-name="Preformatted_20_Text"><text:span text:style-name="Source_20_Text"><text:s text:c="4"/>id INT AUTO_INCREMENT PRIMARY KEY,</text:span></text:p>
      <text:p text:style-name="Preformatted_20_Text"><text:span text:style-name="Source_20_Text"><text:s text:c="4"/>username VARCHAR(50) NOT NULL UNIQUE,</text:span></text:p>
      <text:p text:style-name="Preformatted_20_Text"><text:span text:style-name="Source_20_Text"><text:s text:c="4"/>password_hash VARCHAR(255) NOT NULL,</text:span></text:p>
      <text:p text:style-name="Preformatted_20_Text"><text:span text:style-name="Source_20_Text"><text:s text:c="4"/>role ENUM('ADMIN', 'EMPLOYEE') NOT NULL,</text:span></text:p>
      <text:p text:style-name="Preformatted_20_Text"><text:span text:style-name="Source_20_Text"><text:s text:c="4"/>employee_id INT,</text:span></text:p>
      <text:p text:style-name="Preformatted_20_Text"><text:span text:style-name="Source_20_Text"><text:s text:c="4"/>FOREIGN KEY (employee_id) REFERENCES employees(id) ON DELETE CASCADE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-- 4. Table des tâches (Messagerie)</text:span></text:p>
      <text:p text:style-name="Preformatted_20_Text"><text:span text:style-name="Source_20_Text">CREATE TABLE IF NOT EXISTS taches (</text:span></text:p>
      <text:p text:style-name="Preformatted_20_Text"><text:span text:style-name="Source_20_Text"><text:s text:c="4"/>id INT AUTO_INCREMENT PRIMARY KEY,</text:span></text:p>
      <text:p text:style-name="Preformatted_20_Text"><text:span text:style-name="Source_20_Text"><text:s text:c="4"/>employee_id INT NOT NULL,</text:span></text:p>
      <text:p text:style-name="Preformatted_20_Text"><text:span text:style-name="Source_20_Text"><text:s text:c="4"/>description TEXT NOT NULL,</text:span></text:p>
      <text:p text:style-name="Preformatted_20_Text"><text:span text:style-name="Source_20_Text"><text:s text:c="4"/>date_saisie TIMESTAMP DEFAULT CURRENT_TIMESTAMP,</text:span></text:p>
      <text:p text:style-name="Preformatted_20_Text"><text:span text:style-name="Source_20_Text"><text:s text:c="4"/>FOREIGN KEY (employee_id) REFERENCES employees(id) ON DELETE CASCADE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-- ---------------------------------------------------------</text:span></text:p>
      <text:p text:style-name="Preformatted_20_Text"><text:span text:style-name="Source_20_Text">-- 5. INSERTION DES DONNÉES INITIALES (JEU DE TEST)</text:span></text:p>
      <text:p text:style-name="Preformatted_20_Text"><text:span text:style-name="Source_20_Text">-- ---------------------------------------------------------</text:span></text:p>
      <text:p text:style-name="Preformatted_20_Text"/>
      <text:p text:style-name="Preformatted_20_Text"><text:span text:style-name="Source_20_Text">-- Insertion de l'employé Admin (Obligatoire pour la clé étrangère)</text:span></text:p>
      <text:p text:style-name="Preformatted_20_Text"><text:span text:style-name="Source_20_Text">INSERT INTO employees (id, nom, prenom, poste, salaire) </text:span></text:p>
      <text:p text:style-name="Preformatted_20_Text"><text:span text:style-name="Source_20_Text">VALUES (1, 'ADMIN', 'System', 'Administrateur', 0.0);</text:span></text:p>
      <text:p text:style-name="Preformatted_20_Text"/>
      <text:p text:style-name="Preformatted_20_Text"><text:soft-page-break/><text:span text:style-name="Source_20_Text">-- Insertion du compte Admin (Password: admin)</text:span></text:p>
      <text:p text:style-name="Preformatted_20_Text"><text:span text:style-name="Source_20_Text">-- Le hash ci-dessous correspond au mot "admin" avec BCrypt</text:span></text:p>
      <text:p text:style-name="Preformatted_20_Text"><text:span text:style-name="Source_20_Text">INSERT INTO users (username, password_hash, role, employee_id) </text:span></text:p>
      <text:p text:style-name="Preformatted_20_Text"><text:span text:style-name="Source_20_Text">VALUES ('admin', '$2a$10$8.UnVuG9HHgffUDAlk8qfOuVGkqRzgVymGe07xd00DMp9G9Rk3Uga', 'ADMIN', 1);</text:span></text:p>
      <text:p text:style-name="Preformatted_20_Text"/>
      <text:p text:style-name="Preformatted_20_Text"><text:span text:style-name="Source_20_Text">-- Insertion d'un employé de test pour vérifier l'ID 12</text:span></text:p>
      <text:p text:style-name="Preformatted_20_Text"><text:span text:style-name="Source_20_Text">INSERT INTO employees (id, nom, prenom, poste, salaire) </text:span></text:p>
      <text:p text:style-name="P7"><text:span text:style-name="Source_20_Text">VALUES (12, 'TALIB', 'Abdo', 'Ingénieur Logiciel', 25000.0)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28T20:47:58.383000000</meta:creation-date>
    <dc:date>2025-12-28T20:52:48.770000000</dc:date>
    <meta:editing-duration>PT4M52S</meta:editing-duration>
    <meta:editing-cycles>1</meta:editing-cycles>
    <meta:generator>Trio_Office/6.2.8.2$Windows_x86 LibreOffice_project/</meta:generator>
    <meta:document-statistic meta:table-count="0" meta:image-count="0" meta:object-count="0" meta:page-count="3" meta:paragraph-count="73" meta:word-count="547" meta:character-count="3786" meta:non-whitespace-character-count="3262"/>
  </office:meta>
</office:document-meta>
</file>